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star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ireball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mod_throw_flames_bur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magma_flower_heal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mod_throw_flames_fa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ow_flam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bomb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mod_throw_flames_lifest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magma_flower_burn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ssive_fi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5:09:11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2T15:16:11.433000000</dc:date>
    <meta:editing-duration>PT40M55S</meta:editing-duration>
    <meta:editing-cycles>11</meta:editing-cycles>
    <meta:generator>Trio_Office/6.2.8.2$Windows_x86 LibreOffice_project/</meta:generator>
    <meta:document-statistic meta:table-count="1" meta:cell-count="313" meta:object-count="0"/>
  </office:meta>
</office:document-meta>
</file>